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pril_tag</text:p>
          </table:table-cell>
          <table:table-cell office:value-type="string" calcext:value-type="string">
            <text:p>Location [x]</text:p>
          </table:table-cell>
          <table:table-cell office:value-type="string" calcext:value-type="string">
            <text:p>Location [y]</text:p>
          </table:table-cell>
          <table:table-cell office:value-type="string" calcext:value-type="string">
            <text:p>Orientation [yaw]</text:p>
          </table:table-cell>
        </table:table-row>
        <table:table-row table:style-name="ro1">
          <table:table-cell office:value-type="string" calcext:value-type="string">
            <text:p>Hagelslag_melk</text:p>
          </table:table-cell>
          <table:table-cell table:formula="of:=7*7*15"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gelslag_puur</text:p>
          </table:table-cell>
          <table:table-cell table:formula="of:=7*7*15"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_mango</text:p>
          </table:table-cell>
          <table:table-cell table:formula="of:=5*5*10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_bosvruchten</text:p>
          </table:table-cell>
          <table:table-cell table:formula="of:=5*5*10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7:07:08.08325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4:23:55.362004463</meta:creation-date>
    <meta:generator>LibreOffice/6.4.7.2$Linux_X86_64 LibreOffice_project/40$Build-2</meta:generator>
    <dc:date>2023-05-29T18:11:05.609871572</dc:date>
    <meta:editing-duration>PT1H10M</meta:editing-duration>
    <meta:editing-cycles>3</meta:editing-cycles>
    <meta:document-statistic meta:table-count="1" meta:cell-count="30" meta:object-count="0"/>
  </office:meta>
</office:document-meta>
</file>